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officeooo:paragraph-rsid="0011824a" style:font-size-asian="12pt" style:font-size-complex="12pt"/>
    </style:style>
    <style:style style:name="P2" style:family="paragraph" style:parent-style-name="Standard" style:list-style-name="L1">
      <style:text-properties fo:font-size="12pt" officeooo:paragraph-rsid="0011e414" style:font-size-asian="12pt" style:font-size-complex="12pt"/>
    </style:style>
    <style:style style:name="P3" style:family="paragraph" style:parent-style-name="Standard" style:list-style-name="L1">
      <style:text-properties fo:font-size="12pt" officeooo:paragraph-rsid="001369c1" style:font-size-asian="12pt" style:font-size-complex="12pt"/>
    </style:style>
    <style:style style:name="P4" style:family="paragraph" style:parent-style-name="Standard" style:list-style-name="L1">
      <style:text-properties fo:font-size="12pt" officeooo:paragraph-rsid="0017a832" style:font-size-asian="12pt" style:font-size-complex="12pt"/>
    </style:style>
    <style:style style:name="P5" style:family="paragraph" style:parent-style-name="Standard">
      <style:text-properties fo:font-size="12pt" officeooo:paragraph-rsid="0011824a" style:font-size-asian="12pt" style:font-size-complex="12pt"/>
    </style:style>
    <style:style style:name="P6" style:family="paragraph" style:parent-style-name="Standard">
      <style:text-properties fo:font-size="12pt" officeooo:paragraph-rsid="0017a832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officeooo:paragraph-rsid="0017a832"/>
    </style:style>
    <style:style style:name="P9" style:family="paragraph" style:parent-style-name="Standard">
      <style:text-properties officeooo:paragraph-rsid="0017a832"/>
    </style:style>
    <style:style style:name="T1" style:family="text">
      <style:text-properties officeooo:rsid="0011824a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officeooo:rsid="0011824a" style:font-weight-asian="normal" style:font-weight-complex="normal"/>
    </style:style>
    <style:style style:name="T3" style:family="text">
      <style:text-properties fo:font-variant="normal" fo:text-transform="none" fo:color="#000000" style:font-name="Liberation Serif" fo:letter-spacing="normal" fo:font-weight="normal" officeooo:rsid="0011824a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letter-spacing="normal" fo:font-weight="normal" officeooo:rsid="0011e414" style:font-weight-asian="normal" style:font-weight-complex="normal"/>
    </style:style>
    <style:style style:name="T5" style:family="text">
      <style:text-properties fo:font-variant="normal" fo:text-transform="none" fo:color="#000000" style:font-name="Liberation Serif" fo:letter-spacing="normal" fo:font-weight="normal" officeooo:rsid="001369c1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letter-spacing="normal" fo:font-weight="normal" officeooo:rsid="0015544a" style:font-weight-asian="normal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weight="normal" officeooo:rsid="00163128" style:font-weight-asian="normal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weight="normal" officeooo:rsid="0016eed1" style:font-weight-asian="normal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weight="normal" officeooo:rsid="0017a832" style:font-weight-asian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weight="normal" officeooo:rsid="0017a832" style:font-size-asian="12pt" style:font-weight-asian="normal" style:font-size-complex="12pt" style:font-weight-complex="normal"/>
    </style:style>
    <style:style style:name="T11" style:family="text">
      <style:text-properties fo:color="#000000" officeooo:rsid="0011824a"/>
    </style:style>
    <style:style style:name="T12" style:family="text">
      <style:text-properties officeooo:rsid="0011e414"/>
    </style:style>
    <style:style style:name="T13" style:family="text">
      <style:text-properties officeooo:rsid="0017a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跬步千里</text:p>
      <text:p text:style-name="P7"/>
      <text:p text:style-name="P5"><text:span text:style-name="T1">2013年12月27日<text:tab/>贡献</text:span><text:span text:style-name="T12">：张宇霆，张博仁，知乎，维基</text:span></text:p>
      <text:p text:style-name="P5"><text:span text:style-name="T12"/></text:p>
      <text:p text:style-name="P5"><text:span text:style-name="T12">学到的知识</text:span><text:span text:style-name="T13">：</text:span></text:p>
      <text:list xml:id="list8377398468179222021" text:style-name="L1">
        <text:list-item>
          <text:p text:style-name="P1">首先是避免用<text:span text:style-name="T1">Windows，开源和Linux体系的热潮刚刚开始，他们凭借低成本、高效率、社区化这几个特点赢得了个人开发者以及中小型企业的心。</text:span></text:p>
          <text:p text:style-name="P1"><text:span text:style-name="T1">对我而言，必须要熟悉两个东西：开源社区的运作方式，和Linux操作系统的原理</text:span></text:p>
        </text:list-item>
        <text:list-item>
          <text:p text:style-name="P1"><text:span text:style-name="T1">几个网络</text:span><text:span text:style-name="T11">基本概念</text:span><text:span text:style-name="T1">：</text:span></text:p>
          <text:p text:style-name="P1"><text:span text:style-name="T1">1. IP地址：Internet Protocol，最通用的网络接口地址，相当于家庭住址。</text:span></text:p>
          <text:p text:style-name="P1"><text:span text:style-name="T1">2. MAC地址：</text:span><text:span text:style-name="T2">media access control address</text:span><text:span text:style-name="T3">, 物理地址，与计算机网卡一一对应，相当于家庭住址的经纬度。</text:span></text:p>
          <text:p text:style-name="P1"><text:span text:style-name="T3">3. TCP协议：网络传输协议，较为底层，功能是一旦连接就记住传输路径，直到断开连接为止。</text:span></text:p>
          <text:p text:style-name="P1"><text:span text:style-name="T3">4. HTTP协议：理解为“看网页用的协议”，规定了看网页的时候能干什么不能干什么。</text:span></text:p>
          <text:p text:style-name="P1"><text:span text:style-name="T3">5. FTP协议：理解为“远程登录的协议”，规定了远程文件管理的时候能干什么不能干什么。</text:span></text:p>
          <text:p text:style-name="P2"><text:span text:style-name="T3">6. 为什么网站大多以WWW起头？www在域名中对应网站的Index，这玩意儿是约定俗称的，就跟每家一进门儿是客厅而不是厕所一样。</text:span></text:p>
        </text:list-item>
        <text:list-item>
          <text:p text:style-name="P2"><text:span text:style-name="T3">Apache和nginx：都是服务器程序</text:span><text:span text:style-name="T4">，可以帮你把一台电脑变成服务器。Apache最通用，跨平台，安全。nginx占内存小，更稳定。二者都可以通过apt-get install来安装。</text:span></text:p>
        </text:list-item>
        <text:list-item>
          <text:p text:style-name="P2"><text:span text:style-name="T4">Zend Framework可以看成一个中介服务公司：</text:span></text:p>
          <text:list>
            <text:list-item>
              <text:p text:style-name="P2"><text:span text:style-name="T4">它可以帮你做一个文件管理系统，框架有条不紊。做把搭积木的（Model）、画画儿的（View）、组织玩儿过家家的（Controller）的工作区分开，这就叫MVC</text:span></text:p>
            </text:list-item>
            <text:list-item>
              <text:p text:style-name="P2"><text:span text:style-name="T4">它可以帮你实现各种功能，比如抓Cookie，存数据，Account管理。</text:span></text:p>
            </text:list-item>
            <text:list-item>
              <text:p text:style-name="P3"><text:span text:style-name="T5">Zend里面，变量声明都不兴用var，而是用public, private, protected。</text:span></text:p>
            </text:list-item>
            <text:list-item>
              <text:p text:style-name="P2"><text:span text:style-name="T5">Controller</text:span><text:span text:style-name="T4">内部是这么运作的</text:span><text:span text:style-name="T5">：</text:span><text:span text:style-name="T4">当你输入网址www.bla</text:span><text:span text:style-name="T6">blabla</text:span><text:span text:style-name="T4">.com/</text:span><text:span text:style-name="T5">controllerA/actionB时，他会找到 </text:span><text:span text:style-name="T8">~/</text:span><text:span text:style-name="T5">application/</text:span><text:span text:style-name="T8">views/scripts/</text:span><text:span text:style-name="T5">ControllerAController.php文件，然后找文件里actionBAction这个函数。Zend Framework里，所有的函数文件名字都叫Controller，所有的函数都叫Action。</text:span></text:p>
            </text:list-item>
            <text:list-item>
              <text:p text:style-name="P2"><text:span text:style-name="T5">依赖关系是这样的</text:span><text:span text:style-name="T6">：Controller调用Service，Service调用Models。Controller是技术员，Service是工具箱，Models是扳手、螺钉、试电笔。</text:span></text:p>
            </text:list-item>
            <text:list-item>
              <text:p text:style-name="P4"><text:span text:style-name="T7">View方面，主要还是在</text:span><text:span text:style-name="T8">~/</text:span><text:span text:style-name="T5">application/</text:span><text:span text:style-name="T8">views/scripts里</text:span><text:span text:style-name="T9">，其他杂物</text:span><text:span text:style-name="T7">存储在public下面，文件类型包括图片、插件、脚本、CSS。</text:span></text:p>
            </text:list-item>
          </text:list>
        </text:list-item>
      </text:list>
      <text:p text:style-name="P6"><text:span text:style-name="T7"/></text:p>
      <text:p text:style-name="P6"><text:span text:style-name="T7">问题</text:span><text:span text:style-name="T9">：</text:span></text:p>
      <text:list xml:id="list4146114970493261723" text:style-name="L2">
        <text:list-item>
          <text:p text:style-name="P8"><text:span text:style-name="T10">拿到一个Zend Framework怎么入手看？现在只知道依赖关系和在哪儿找什么文件，但是不知道怎么改，怎么测试。</text:span></text:p>
        </text:list-item>
        <text:list-item>
          <text:p text:style-name="P8"><text:span text:style-name="T10">有没有什么可视化的工具可以看Zend Framework？</text:span></text:p>
        </text:list-item>
        <text:list-item>
          <text:p text:style-name="P8"><text:span text:style-name="T10">哪些文件是人写的？哪些文件是自动生成的？</text:span></text:p>
        </text:list-item>
      </text:list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21:45:45</meta:creation-date>
    <dc:date>2013-12-27T23:38:21</dc:date>
    <meta:editing-duration>PT33M15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4" meta:word-count="810" meta:character-count="1243" meta:non-whitespace-character-count="1223"/>
  </office:meta>
</office:document-meta>
</file>